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8" style:family="table">
      <style:table-properties style:width="16.002cm" fo:margin-left="0.441cm" table:align="left"/>
    </style:style>
    <style:style style:name="Tabel18.A" style:family="table-column">
      <style:table-column-properties style:column-width="5.066cm"/>
    </style:style>
    <style:style style:name="Tabel18.B" style:family="table-column">
      <style:table-column-properties style:column-width="10.936cm"/>
    </style:style>
    <style:style style:name="Tabel18.A1" style:family="table-cell">
      <style:table-cell-properties fo:padding-left="0.191cm" fo:padding-right="0.191cm" fo:padding-top="0cm" fo:padding-bottom="0cm" fo:border="none"/>
    </style:style>
    <style:style style:name="Tabel19" style:family="table">
      <style:table-properties style:width="16.238cm" fo:margin-left="0.212cm" table:align="left"/>
    </style:style>
    <style:style style:name="Tabel19.A" style:family="table-column">
      <style:table-column-properties style:column-width="1.455cm"/>
    </style:style>
    <style:style style:name="Tabel19.B" style:family="table-column">
      <style:table-column-properties style:column-width="3.043cm"/>
    </style:style>
    <style:style style:name="Tabel19.C" style:family="table-column">
      <style:table-column-properties style:column-width="7.011cm"/>
    </style:style>
    <style:style style:name="Tabel19.E" style:family="table-column">
      <style:table-column-properties style:column-width="3.274cm"/>
    </style:style>
    <style:style style:name="Tabel19.1" style:family="table-row">
      <style:table-row-properties fo:keep-together="always" style:use-optimal-row-height="false"/>
    </style:style>
    <style:style style:name="Tabel19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9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9.C1" style:family="table-cell">
      <style:table-cell-properties fo:padding-left="0.212cm" fo:padding-right="0.212cm" fo:padding-top="0cm" fo:padding-bottom="0cm" fo:border="0.05pt solid #000000"/>
    </style:style>
    <style:style style:name="Tabel19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9.E1" style:family="table-cell">
      <style:table-cell-properties fo:padding="0.212cm" fo:border="0.05pt solid #000000"/>
    </style:style>
    <style:style style:name="Tabel19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9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43cm"/>
    </style:style>
    <style:style style:name="Tabel2.C" style:family="table-column">
      <style:table-column-properties style:column-width="7.011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6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7" style:family="paragraph" style:parent-style-name="Text_20_body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8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9" style:family="paragraph" style:parent-style-name="Normal" style:list-style-name="L2">
      <style:paragraph-properties fo:line-height="150%" fo:text-align="start" style:justify-single-word="false"/>
    </style:style>
    <style:style style:name="P10" style:family="paragraph" style:parent-style-name="Heading_20_3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11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3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da" fo:country="DK" fo:background-color="transparent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3.1.5 Use Case 5: </text:span><text:span text:style-name="T2">Skifte mellem robot og simulator. </text:span></text:h>
      <text:p text:style-name="P1"><text:bookmark-start text:name="_Toc2531288415"/><text:span text:style-name="T4">Test case: </text:span><text:bookmark-end text:name="_Toc2531288415"/><text:span text:style-name="T4">normalforløb</text:span></text:p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">Forberedelse:</text:p>
          </table:table-cell>
          <table:table-cell table:style-name="Tabel18.A1" office:value-type="string">
            <text:p text:style-name="P1">Styresystemet skal startes op, samt skal brugeren logges ind. </text:p>
          </table:table-cell>
        </table:table-row>
        <table:table-row>
          <table:table-cell table:style-name="Tabel18.A1" office:value-type="string">
            <text:p text:style-name="P1">Beskrivelse:</text:p>
          </table:table-cell>
          <table:table-cell table:style-name="Tabel18.A1" office:value-type="string">
            <text:p text:style-name="P7"><text:span text:style-name="Standardskrifttype_20_i_20_afsnit"><text:span text:style-name="T5">Der skiftes til robotten fra simulatoren. </text:span></text:span></text:p>
          </table:table-cell>
        </table:table-row>
      </table:table>
      <text:p text:style-name="P2"/>
      <table:table table:name="Tabel19" table:style-name="Tabel19">
        <table:table-column table:style-name="Tabel19.A"/>
        <table:table-column table:style-name="Tabel19.B"/>
        <table:table-column table:style-name="Tabel19.C"/>
        <table:table-column table:style-name="Tabel19.A"/>
        <table:table-column table:style-name="Tabel19.E"/>
        <table:table-header-rows>
          <table:table-row table:style-name="Tabel19.1">
            <table:table-cell table:style-name="Tabel19.A1" office:value-type="string">
              <text:p text:style-name="P3">TRIN</text:p>
            </table:table-cell>
            <table:table-cell table:style-name="Tabel19.B1" office:value-type="string">
              <text:p text:style-name="P3">Aktion/Input </text:p>
            </table:table-cell>
            <table:table-cell table:style-name="Tabel19.C1" office:value-type="string">
              <text:p text:style-name="P3">Forventet resultat</text:p>
            </table:table-cell>
            <table:table-cell table:style-name="Tabel19.D1" office:value-type="string">
              <text:p text:style-name="P4">CHK</text:p>
            </table:table-cell>
            <table:table-cell table:style-name="Tabel19.E1" office:value-type="string">
              <text:p text:style-name="P5">Kommentarer</text:p>
            </table:table-cell>
          </table:table-row>
        </table:table-header-rows>
        <table:table-row table:style-name="Tabel19.1">
          <table:table-cell table:style-name="Tabel19.A1" office:value-type="string">
            <text:list xml:id="list30597507" text:style-name="L1">
              <text:list-item>
                <text:p text:style-name="P8"/>
              </text:list-item>
            </text:list>
          </table:table-cell>
          <table:table-cell table:style-name="Tabel19.A1" office:value-type="string">
            <text:p text:style-name="P6">Brugeren tjekker forbindelsen mellem GUI og simulator ved knappen ”Connectivity”</text:p>
          </table:table-cell>
          <table:table-cell table:style-name="Tabel19.A1" office:value-type="string">
            <text:p text:style-name="P6">Der indikeres en forbindelse ved at lyse grøn ved progressbar. </text:p>
          </table:table-cell>
          <table:table-cell table:style-name="Tabel19.A1" office:value-type="string">
            <text:p text:style-name="P6"/>
          </table:table-cell>
          <table:table-cell table:style-name="Tabel19.C1" office:value-type="string">
            <text:p text:style-name="P6"/>
          </table:table-cell>
        </table:table-row>
        <table:table-row table:style-name="Tabel19.1">
          <table:table-cell table:style-name="Tabel19.A3" office:value-type="string">
            <text:list xml:id="list30663444" text:continue-numbering="true" text:style-name="L1">
              <text:list-item>
                <text:p text:style-name="P8"/>
              </text:list-item>
            </text:list>
          </table:table-cell>
          <table:table-cell table:style-name="Tabel19.A3" office:value-type="string">
            <text:p text:style-name="P6">Brugeren tjekker forbindelsen mellem GUI og simulator ved knappen ”Connectivity”</text:p>
          </table:table-cell>
          <table:table-cell table:style-name="Tabel19.A3" office:value-type="string">
            <text:p text:style-name="P6">Der indikeres en forbindelse ved at lyse grøn ved progressbar. </text:p>
          </table:table-cell>
          <table:table-cell table:style-name="Tabel19.A3" office:value-type="string">
            <text:p text:style-name="P6"/>
          </table:table-cell>
          <table:table-cell table:style-name="Tabel19.E3" office:value-type="string">
            <text:p text:style-name="P6"/>
          </table:table-cell>
        </table:table-row>
      </table:table>
      <text:p text:style-name="P2"><text:span text:style-name="Standardskrifttype_20_i_20_afsnit"><text:span text:style-name="T1"/></text:span></text:p>
      <text:p text:style-name="P1"><text:bookmark-start text:name="_Toc253128841111"/><text:span text:style-name="T4">Test case: </text:span><text:bookmark-end text:name="_Toc2531288411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Ingen. 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kan ikke få forbindelse til robotten. </text:p>
          </table:table-cell>
        </table:table-row>
      </table:table>
      <text:p text:style-name="P2"><text:span text:style-name="Standardskrifttype_20_i_20_afsnit"><text:span text:style-name="T1"/></text:span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3">TRIN</text:p>
            </table:table-cell>
            <table:table-cell table:style-name="Tabel2.B1" office:value-type="string">
              <text:p text:style-name="P3">Aktion/Input </text:p>
            </table:table-cell>
            <table:table-cell table:style-name="Tabel2.C1" office:value-type="string">
              <text:p text:style-name="P3">Forventet resultat</text:p>
            </table:table-cell>
            <table:table-cell table:style-name="Tabel2.D1" office:value-type="string">
              <text:p text:style-name="P4">CHK</text:p>
            </table:table-cell>
            <table:table-cell table:style-name="Tabel2.E1" office:value-type="string">
              <text:p text:style-name="P5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0581573" text:style-name="L2">
              <text:list-item text:start-value="1">
                <text:p text:style-name="P9"/>
              </text:list-item>
            </text:list>
          </table:table-cell>
          <table:table-cell table:style-name="Tabel2.A1" office:value-type="string">
            <text:p text:style-name="P6">Ved tryk af ”Connectivity” lyses der rødt ved valg af robotten.</text:p>
          </table:table-cell>
          <table:table-cell table:style-name="Tabel2.A1" office:value-type="string">
            <text:p text:style-name="P6">Der indikeres, at der ikke er forbindelse. </text:p>
          </table:table-cell>
          <table:table-cell table:style-name="Tabel2.A1" office:value-type="string">
            <text:p text:style-name="P6"/>
          </table:table-cell>
          <table:table-cell table:style-name="Tabel2.C1" office:value-type="string">
            <text:p text:style-name="P6"/>
          </table:table-cell>
        </table:table-row>
      </table:table>
      <text:h text:style-name="P10" text:outline-level="3"><text:span text:style-name="Standardskrifttype_20_i_20_afsni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1:45:40.73</meta:creation-date>
    <dc:date>2012-05-21T10:51:51.37</dc:date>
    <meta:editing-duration>PT2H5M38S</meta:editing-duration>
    <meta:editing-cycles>4</meta:editing-cycles>
    <meta:generator>LibreOffice/3.5$Windows_x86 LibreOffice_project/dc9775d-05ecbee-0851ad3-1586698-727bf66</meta:generator>
    <meta:document-statistic meta:table-count="4" meta:image-count="0" meta:object-count="0" meta:page-count="1" meta:paragraph-count="27" meta:word-count="114" meta:character-count="805" meta:non-whitespace-character-count="708"/>
  </office:meta>
</office:document-meta>
</file>